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9mm"/>
    </style:style>
    <style:style style:name="co3" style:family="table-column">
      <style:table-column-properties fo:break-before="auto" style:column-width="3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column table:style-name="co1" table:number-columns-repeated="6" table:default-cell-style-name="ce12"/>
        <table:table-column table:style-name="co1" table:number-columns-repeated="6" table:default-cell-style-name="ce16"/>
        <table:table-column table:style-name="co1" table:default-cell-style-name="ce12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4" table:default-cell-style-name="ce16"/>
        <table:table-column table:style-name="co1" table:number-columns-repeated="6" table:default-cell-style-name="Default"/>
        <table:table-column table:style-name="co1" table:default-cell-style-name="ce16"/>
        <table:table-column table:style-name="co1" table:default-cell-style-name="ce12"/>
        <table:table-column table:style-name="co1" table:number-columns-repeated="4" table:default-cell-style-name="ce16"/>
        <table:table-column table:style-name="co3" table:default-cell-style-name="ce12"/>
        <table:table-row table:style-name="ro1">
          <table:table-cell table:style-name="ce7" office:value-type="string" calcext:value-type="string">
            <text:p>Annotator 1</text:p>
          </table:table-cell>
          <table:table-cell table:style-name="ce7" office:value-type="string" calcext:value-type="string">
            <text:p>Annotator 2</text:p>
          </table:table-cell>
          <table:table-cell table:style-name="ce7" office:value-type="string" calcext:value-type="string">
            <text:p>Annotator 3</text:p>
          </table:table-cell>
          <table:table-cell table:style-name="ce7" office:value-type="string" calcext:value-type="string">
            <text:p>Annotator 4</text:p>
          </table:table-cell>
          <table:table-cell table:style-name="ce7" office:value-type="string" calcext:value-type="string">
            <text:p>Annotator 5</text:p>
          </table:table-cell>
          <table:table-cell office:value-type="float" office:value="0.427641485041598" calcext:value-type="float">
            <text:p>0,427641485041598</text:p>
          </table:table-cell>
          <table:table-cell office:value-type="float" office:value="0.605130861338777" calcext:value-type="float">
            <text:p>0,605130861338777</text:p>
          </table:table-cell>
          <table:table-cell office:value-type="float" office:value="0.689733289032531" calcext:value-type="float">
            <text:p>0,689733289032531</text:p>
          </table:table-cell>
          <table:table-cell office:value-type="float" office:value="0.686158875659044" calcext:value-type="float">
            <text:p>0,686158875659044</text:p>
          </table:table-cell>
          <table:table-cell office:value-type="float" office:value="0.553482001455293" calcext:value-type="float">
            <text:p>0,553482001455293</text:p>
          </table:table-cell>
          <table:table-cell office:value-type="string" calcext:value-type="string">
            <text:p>fkappa</text:p>
          </table:table-cell>
          <table:table-cell/>
          <table:table-cell office:value-type="float" office:value="0.0219601633469462" calcext:value-type="float">
            <text:p>0,021960163346946</text:p>
          </table:table-cell>
          <table:table-cell office:value-type="float" office:value="0.326350112509376" calcext:value-type="float">
            <text:p>0,326350112509376</text:p>
          </table:table-cell>
          <table:table-cell office:value-type="float" office:value="0.485989650192555" calcext:value-type="float">
            <text:p>0,485989650192555</text:p>
          </table:table-cell>
          <table:table-cell office:value-type="float" office:value="0.383790737564323" calcext:value-type="float">
            <text:p>0,383790737564323</text:p>
          </table:table-cell>
          <table:table-cell office:value-type="float" office:value="0.322059947207558" calcext:value-type="float">
            <text:p>0,322059947207558</text:p>
          </table:table-cell>
          <table:table-cell table:style-name="ce10" office:value-type="string" calcext:value-type="string">
            <text:p>kalpha</text:p>
          </table:table-cell>
          <table:table-cell/>
          <table:table-cell office:value-type="float" office:value="0.591666666666667" calcext:value-type="float">
            <text:p>0,591666666666667</text:p>
          </table:table-cell>
          <table:table-cell office:value-type="float" office:value="0.71875" calcext:value-type="float">
            <text:p>0,71875</text:p>
          </table:table-cell>
          <table:table-cell office:value-type="float" office:value="0.777083333333333" calcext:value-type="float">
            <text:p>0,777083333333333</text:p>
          </table:table-cell>
          <table:table-cell office:value-type="float" office:value="0.7875" calcext:value-type="float">
            <text:p>0,7875</text:p>
          </table:table-cell>
          <table:table-cell office:value-type="float" office:value="0.660416666666667" calcext:value-type="float">
            <text:p>0,660416666666667</text:p>
          </table:table-cell>
          <table:table-cell office:value-type="string" calcext:value-type="string">
            <text:p>mulit-percentage</text:p>
          </table:table-cell>
          <table:table-cell table:number-columns-repeated="3"/>
          <table:table-cell table:style-name="ce13"/>
          <table:table-cell table:number-columns-repeated="6"/>
          <table:table-cell table:style-name="ce12"/>
          <table:table-cell/>
          <table:table-cell table:style-name="ce12" table:number-columns-repeated="4"/>
          <table:table-cell/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float" office:value="0.242695753798208" calcext:value-type="float">
            <text:p>0,242695753798208</text:p>
          </table:table-cell>
          <table:table-cell office:value-type="float" office:value="0.614401175606172" calcext:value-type="float">
            <text:p>0,614401175606172</text:p>
          </table:table-cell>
          <table:table-cell office:value-type="float" office:value="0.666947514496704" calcext:value-type="float">
            <text:p>0,666947514496704</text:p>
          </table:table-cell>
          <table:table-cell office:value-type="float" office:value="0.604470309522583" calcext:value-type="float">
            <text:p>0,604470309522583</text:p>
          </table:table-cell>
          <table:table-cell office:value-type="float" office:value="0.428996282527881" calcext:value-type="float">
            <text:p>0,428996282527881</text:p>
          </table:table-cell>
          <table:table-cell office:value-type="string" calcext:value-type="string">
            <text:p>fkappa</text:p>
          </table:table-cell>
          <table:table-cell table:number-columns-repeated="2"/>
          <table:table-cell table:style-name="ce17"/>
          <table:table-cell table:number-columns-repeated="3"/>
          <table:table-cell table:style-name="ce10" office:value-type="string" calcext:value-type="string">
            <text:p>kalpha</text:p>
          </table:table-cell>
          <table:table-cell table:number-columns-repeated="6"/>
          <table:table-cell office:value-type="string" calcext:value-type="string">
            <text:p>mulit-percentage</text:p>
          </table:table-cell>
          <table:table-cell table:number-columns-repeated="3"/>
          <table:table-cell table:style-name="ce13"/>
          <table:table-cell table:number-columns-repeated="6"/>
          <table:table-cell table:style-name="ce12"/>
          <table:table-cell/>
          <table:table-cell table:style-name="ce12" table:number-columns-repeated="4"/>
          <table:table-cell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.380214541120381" calcext:value-type="float">
            <text:p>0,380214541120381</text:p>
          </table:table-cell>
          <table:table-cell office:value-type="float" office:value="0.596184886280264" calcext:value-type="float">
            <text:p>0,596184886280264</text:p>
          </table:table-cell>
          <table:table-cell office:value-type="float" office:value="0.688142934488359" calcext:value-type="float">
            <text:p>0,688142934488359</text:p>
          </table:table-cell>
          <table:table-cell office:value-type="float" office:value="0.606476737036278" calcext:value-type="float">
            <text:p>0,606476737036278</text:p>
          </table:table-cell>
          <table:table-cell office:value-type="float" office:value="0.501133786848072" calcext:value-type="float">
            <text:p>0,501133786848072</text:p>
          </table:table-cell>
          <table:table-cell office:value-type="string" calcext:value-type="string">
            <text:p>fkappa</text:p>
          </table:table-cell>
          <table:table-cell table:number-columns-repeated="6"/>
          <table:table-cell table:style-name="ce10" office:value-type="string" calcext:value-type="string">
            <text:p>kalpha</text:p>
          </table:table-cell>
          <table:table-cell table:number-columns-repeated="6"/>
          <table:table-cell office:value-type="string" calcext:value-type="string">
            <text:p>mulit-percentage</text:p>
          </table:table-cell>
          <table:table-cell table:number-columns-repeated="3"/>
          <table:table-cell table:style-name="ce13"/>
          <table:table-cell table:number-columns-repeated="6"/>
          <table:table-cell table:style-name="ce12"/>
          <table:table-cell/>
          <table:table-cell table:style-name="ce12" table:number-columns-repeated="4"/>
          <table:table-cell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.323843063340112" calcext:value-type="float">
            <text:p>0,323843063340112</text:p>
          </table:table-cell>
          <table:table-cell office:value-type="float" office:value="0.585983827493261" calcext:value-type="float">
            <text:p>0,585983827493261</text:p>
          </table:table-cell>
          <table:table-cell office:value-type="float" office:value="0.649997536581761" calcext:value-type="float">
            <text:p>0,649997536581761</text:p>
          </table:table-cell>
          <table:table-cell office:value-type="float" office:value="0.680741711176055" calcext:value-type="float">
            <text:p>0,680741711176055</text:p>
          </table:table-cell>
          <table:table-cell office:value-type="float" office:value="0.612903225806452" calcext:value-type="float">
            <text:p>0,612903225806452</text:p>
          </table:table-cell>
          <table:table-cell office:value-type="string" calcext:value-type="string">
            <text:p>fkappa</text:p>
          </table:table-cell>
          <table:table-cell table:number-columns-repeated="6"/>
          <table:table-cell table:style-name="ce10" office:value-type="string" calcext:value-type="string">
            <text:p>kalpha</text:p>
          </table:table-cell>
          <table:table-cell table:number-columns-repeated="6"/>
          <table:table-cell office:value-type="string" calcext:value-type="string">
            <text:p>mulit-percentage</text:p>
          </table:table-cell>
          <table:table-cell table:number-columns-repeated="3"/>
          <table:table-cell table:style-name="ce13"/>
          <table:table-cell table:number-columns-repeated="6"/>
          <table:table-cell table:style-name="ce12"/>
          <table:table-cell/>
          <table:table-cell table:style-name="ce12" table:number-columns-repeated="4"/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.224336821611098" calcext:value-type="float">
            <text:p>0,224336821611098</text:p>
          </table:table-cell>
          <table:table-cell office:value-type="float" office:value="0.608622534780615" calcext:value-type="float">
            <text:p>0,608622534780615</text:p>
          </table:table-cell>
          <table:table-cell office:value-type="float" office:value="0.627851498434471" calcext:value-type="float">
            <text:p>0,627851498434471</text:p>
          </table:table-cell>
          <table:table-cell office:value-type="float" office:value="0.619066999033423" calcext:value-type="float">
            <text:p>0,619066999033423</text:p>
          </table:table-cell>
          <table:table-cell office:value-type="float" office:value="0.464684014869888" calcext:value-type="float">
            <text:p>0,464684014869888</text:p>
          </table:table-cell>
          <table:table-cell office:value-type="string" calcext:value-type="string">
            <text:p>fkappa</text:p>
          </table:table-cell>
          <table:table-cell table:number-columns-repeated="6"/>
          <table:table-cell office:value-type="string" calcext:value-type="string">
            <text:p>kalpha</text:p>
          </table:table-cell>
          <table:table-cell table:number-columns-repeated="6"/>
          <table:table-cell office:value-type="string" calcext:value-type="string">
            <text:p>mulit-percentage</text:p>
          </table:table-cell>
          <table:table-cell table:number-columns-repeated="10"/>
          <table:table-cell table:style-name="ce12"/>
          <table:table-cell table:style-name="ce16"/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0.242695753798208" calcext:value-type="float">
            <text:p>0,242695753798208</text:p>
          </table:table-cell>
          <table:table-cell office:value-type="float" office:value="0.620956719817768" calcext:value-type="float">
            <text:p>0,620956719817768</text:p>
          </table:table-cell>
          <table:table-cell office:value-type="float" office:value="0.647426671298824" calcext:value-type="float">
            <text:p>0,647426671298824</text:p>
          </table:table-cell>
          <table:table-cell office:value-type="float" office:value="0.581243184296619" calcext:value-type="float">
            <text:p>0,581243184296619</text:p>
          </table:table-cell>
          <table:table-cell office:value-type="float" office:value="0.482527881040892" calcext:value-type="float">
            <text:p>0,482527881040892</text:p>
          </table:table-cell>
          <table:table-cell office:value-type="string" calcext:value-type="string">
            <text:p>fkappa</text:p>
          </table:table-cell>
          <table:table-cell table:number-columns-repeated="6"/>
          <table:table-cell office:value-type="string" calcext:value-type="string">
            <text:p>kalpha</text:p>
          </table:table-cell>
          <table:table-cell/>
          <table:table-cell table:style-name="ce17" table:number-columns-repeated="5"/>
          <table:table-cell office:value-type="string" calcext:value-type="string">
            <text:p>mulit-percentage</text:p>
          </table:table-cell>
          <table:table-cell table:number-columns-repeated="11"/>
          <table:table-cell table:style-name="ce16"/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float" office:value="0.333366400476167" calcext:value-type="float">
            <text:p>0,333366400476167</text:p>
          </table:table-cell>
          <table:table-cell office:value-type="float" office:value="0.620380228136882" calcext:value-type="float">
            <text:p>0,620380228136882</text:p>
          </table:table-cell>
          <table:table-cell office:value-type="float" office:value="0.668557336621455" calcext:value-type="float">
            <text:p>0,668557336621455</text:p>
          </table:table-cell>
          <table:table-cell office:value-type="float" office:value="0.620630256358294" calcext:value-type="float">
            <text:p>0,620630256358294</text:p>
          </table:table-cell>
          <table:table-cell office:value-type="float" office:value="0.554397764410553" calcext:value-type="float">
            <text:p>0,554397764410553</text:p>
          </table:table-cell>
          <table:table-cell office:value-type="string" calcext:value-type="string">
            <text:p>fkappa</text:p>
          </table:table-cell>
          <table:table-cell table:number-columns-repeated="6"/>
          <table:table-cell office:value-type="string" calcext:value-type="string">
            <text:p>kalpha</text:p>
          </table:table-cell>
          <table:table-cell/>
          <table:table-cell table:style-name="ce17" table:number-columns-repeated="5"/>
          <table:table-cell office:value-type="string" calcext:value-type="string">
            <text:p>mulit-percentage</text:p>
          </table:table-cell>
          <table:table-cell table:number-columns-repeated="11"/>
          <table:table-cell table:style-name="ce16"/>
          <table:table-cell table:number-columns-repeated="5"/>
        </table:table-row>
        <table:table-row table:style-name="ro1">
          <table:table-cell table:style-name="ce17" table:number-columns-repeated="2"/>
          <table:table-cell table:number-columns-repeated="3" table:style-name="ce17" office:value-type="string" calcext:value-type="string">
            <text:p>x</text:p>
          </table:table-cell>
          <table:table-cell office:value-type="float" office:value="0.616806722689076" calcext:value-type="float">
            <text:p>0,616806722689076</text:p>
          </table:table-cell>
          <table:table-cell table:style-name="ce4" office:value-type="float" office:value="0.693375185858252" calcext:value-type="float">
            <text:p>0,693375185858252</text:p>
          </table:table-cell>
          <table:table-cell office:value-type="float" office:value="0.720131188505388" calcext:value-type="float">
            <text:p>0,720131188505388</text:p>
          </table:table-cell>
          <table:table-cell office:value-type="float" office:value="0.77908180876769" calcext:value-type="float">
            <text:p>0,77908180876769</text:p>
          </table:table-cell>
          <table:table-cell office:value-type="float" office:value="0.637648197435277" calcext:value-type="float">
            <text:p>0,637648197435277</text:p>
          </table:table-cell>
          <table:table-cell office:value-type="string" calcext:value-type="string">
            <text:p>fkappa</text:p>
          </table:table-cell>
          <table:table-cell table:number-columns-repeated="2"/>
          <table:table-cell office:value-type="float" office:value="0.359375000000001" calcext:value-type="float">
            <text:p>0,359375000000001</text:p>
          </table:table-cell>
          <table:table-cell table:number-columns-repeated="3"/>
          <table:table-cell office:value-type="string" calcext:value-type="string">
            <text:p>kalpha</text:p>
          </table:table-cell>
          <table:table-cell/>
          <table:table-cell table:style-name="ce17"/>
          <table:table-cell office:value-type="float" office:value="0.798611111111111" calcext:value-type="float">
            <text:p>0,798611111111111</text:p>
          </table:table-cell>
          <table:table-cell table:style-name="ce17" table:number-columns-repeated="3"/>
          <table:table-cell office:value-type="string" calcext:value-type="string">
            <text:p>mulit-percentage</text:p>
          </table:table-cell>
          <table:table-cell table:number-columns-repeated="11"/>
          <table:table-cell table:style-name="ce16"/>
          <table:table-cell table:style-name="ce17"/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4" office:value-type="float" office:value="0.724137931034483" calcext:value-type="float">
            <text:p>0,724137931034483</text:p>
          </table:table-cell>
          <table:table-cell office:value-type="float" office:value="0.54691427691992" calcext:value-type="float">
            <text:p>0,54691427691992</text:p>
          </table:table-cell>
          <table:table-cell office:value-type="float" office:value="0.744484823667912" calcext:value-type="float">
            <text:p>0,744484823667912</text:p>
          </table:table-cell>
          <table:table-cell office:value-type="float" office:value="0.795240233497979" calcext:value-type="float">
            <text:p>0,795240233497979</text:p>
          </table:table-cell>
          <table:table-cell table:style-name="ce4" office:value-type="float" office:value="0.660436881602218" calcext:value-type="float">
            <text:p>0,660436881602218</text:p>
          </table:table-cell>
          <table:table-cell office:value-type="string" calcext:value-type="string">
            <text:p>fkappa</text:p>
          </table:table-cell>
          <table:table-cell table:style-name="ce17"/>
          <table:table-cell table:style-name="ce17" office:value-type="float" office:value="0.417713616855245" calcext:value-type="float">
            <text:p>0,417713616855245</text:p>
          </table:table-cell>
          <table:table-cell table:number-columns-repeated="3"/>
          <table:table-cell table:style-name="ce17" office:value-type="float" office:value="0.4875" calcext:value-type="float">
            <text:p>0,4875</text:p>
          </table:table-cell>
          <table:table-cell office:value-type="string" calcext:value-type="string">
            <text:p>kalpha</text:p>
          </table:table-cell>
          <table:table-cell/>
          <table:table-cell office:value-type="float" office:value="0.819444444444444" calcext:value-type="float">
            <text:p>0,819444444444444</text:p>
          </table:table-cell>
          <table:table-cell table:style-name="ce17" table:number-columns-repeated="3"/>
          <table:table-cell office:value-type="float" office:value="0.743055555555555" calcext:value-type="float">
            <text:p>0,743055555555555</text:p>
          </table:table-cell>
          <table:table-cell office:value-type="string" calcext:value-type="string">
            <text:p>mulit-percentage</text:p>
          </table:table-cell>
          <table:table-cell table:number-columns-repeated="2"/>
          <table:table-cell table:style-name="ce17"/>
          <table:table-cell table:number-columns-repeated="8"/>
          <table:table-cell table:style-name="ce17"/>
          <table:table-cell table:number-columns-repeated="3"/>
          <table:table-cell table:style-name="ce17"/>
          <table:table-cell/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.626890756302521" calcext:value-type="float">
            <text:p>0,626890756302521</text:p>
          </table:table-cell>
          <table:table-cell office:value-type="float" office:value="0.583879457144331" calcext:value-type="float">
            <text:p>0,583879457144331</text:p>
          </table:table-cell>
          <table:table-cell office:value-type="float" office:value="0.73079918990497" calcext:value-type="float">
            <text:p>0,73079918990497</text:p>
          </table:table-cell>
          <table:table-cell office:value-type="float" office:value="0.804103843101689" calcext:value-type="float">
            <text:p>0,804103843101689</text:p>
          </table:table-cell>
          <table:table-cell office:value-type="float" office:value="0.580706418533991" calcext:value-type="float">
            <text:p>0,580706418533991</text:p>
          </table:table-cell>
          <table:table-cell office:value-type="string" calcext:value-type="string">
            <text:p>fkappa</text:p>
          </table:table-cell>
          <table:table-cell table:number-columns-repeated="4"/>
          <table:table-cell table:style-name="ce17"/>
          <table:table-cell/>
          <table:table-cell office:value-type="string" calcext:value-type="string">
            <text:p>kalpha</text:p>
          </table:table-cell>
          <table:table-cell/>
          <table:table-cell table:style-name="ce17" table:number-columns-repeated="5"/>
          <table:table-cell office:value-type="string" calcext:value-type="string">
            <text:p>mulit-percentage</text:p>
          </table:table-cell>
          <table:table-cell/>
          <table:table-cell table:style-name="ce17"/>
          <table:table-cell table:number-columns-repeated="9"/>
          <table:table-cell table:style-name="ce16"/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float" office:value="0.636133922931143" calcext:value-type="float">
            <text:p>0,636133922931143</text:p>
          </table:table-cell>
          <table:table-cell office:value-type="float" office:value="0.587033338454448" calcext:value-type="float">
            <text:p>0,587033338454448</text:p>
          </table:table-cell>
          <table:table-cell table:style-name="ce4" office:value-type="float" office:value="0.761280629953893" calcext:value-type="float">
            <text:p>0,761280629953893</text:p>
          </table:table-cell>
          <table:table-cell table:style-name="ce4" office:value-type="float" office:value="0.818568391211906" calcext:value-type="float">
            <text:p>0,818568391211906</text:p>
          </table:table-cell>
          <table:table-cell office:value-type="float" office:value="0.62426614481409" calcext:value-type="float">
            <text:p>0,62426614481409</text:p>
          </table:table-cell>
          <table:table-cell office:value-type="string" calcext:value-type="string">
            <text:p>fkappa</text:p>
          </table:table-cell>
          <table:table-cell table:number-columns-repeated="3"/>
          <table:table-cell table:style-name="ce17" office:value-type="float" office:value="0.579487179487179" calcext:value-type="float">
            <text:p>0,579487179487179</text:p>
          </table:table-cell>
          <table:table-cell office:value-type="float" office:value="0.505545386023473" calcext:value-type="float">
            <text:p>0,505545386023473</text:p>
          </table:table-cell>
          <table:table-cell/>
          <table:table-cell office:value-type="string" calcext:value-type="string">
            <text:p>kalpha</text:p>
          </table:table-cell>
          <table:table-cell/>
          <table:table-cell table:style-name="ce17" table:number-columns-repeated="2"/>
          <table:table-cell office:value-type="float" office:value="0.833333333333333" calcext:value-type="float">
            <text:p>0,833333333333333</text:p>
          </table:table-cell>
          <table:table-cell office:value-type="float" office:value="0.888888888888889" calcext:value-type="float">
            <text:p>0,888888888888889</text:p>
          </table:table-cell>
          <table:table-cell table:style-name="ce17"/>
          <table:table-cell office:value-type="string" calcext:value-type="string">
            <text:p>mulit-percentage</text:p>
          </table:table-cell>
          <table:table-cell table:style-name="ce17"/>
          <table:table-cell table:number-columns-repeated="10"/>
          <table:table-cell table:style-name="ce16"/>
          <table:table-cell/>
          <table:table-cell table:style-name="ce17" table:number-columns-repeated="2"/>
          <table:table-cell table:number-columns-repeated="2"/>
        </table:table-row>
        <table:table-row table:style-name="ro1">
          <table:table-cell table:number-columns-repeated="23"/>
          <table:table-cell table:style-name="ce16" table:number-columns-repeated="2"/>
          <table:table-cell table:number-columns-repeated="4"/>
          <table:table-cell table:style-name="ce17" table:number-columns-repeated="5"/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1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6"/>
          <table:table-cell table:style-name="ce12"/>
          <table:table-cell table:style-name="ce16"/>
          <table:table-cell table:style-name="ce12"/>
          <table:table-cell/>
          <table:table-cell table:style-name="ce12" table:number-columns-repeated="6"/>
          <table:table-cell/>
          <table:table-cell table:style-name="ce12" table:number-columns-repeated="2"/>
          <table:table-cell/>
          <table:table-cell table:style-name="ce12" table:number-columns-repeated="2"/>
          <table:table-cell table:style-name="Default" table:number-columns-repeated="3"/>
        </table:table-row>
        <table:table-row table:style-name="ro1">
          <table:table-cell table:number-columns-repeated="5"/>
          <table:table-cell table:style-name="Default" table:number-columns-repeated="6"/>
          <table:table-cell table:style-name="ce17" table:number-columns-repeated="6"/>
          <table:table-cell table:style-name="Default"/>
          <table:table-cell table:number-columns-repeated="7"/>
          <table:table-cell table:style-name="Default" table:number-columns-repeated="4"/>
          <table:table-cell table:number-columns-repeated="6"/>
          <table:table-cell table:style-name="Default"/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able-cell-properties fo:background-color="#ffff00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.00.0000</text:date>, <text:time style:data-style-name="N2" text:time-value="10:40:40.18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 Schindler</meta:initial-creator>
    <meta:creation-date>2020-07-23T16:18:48.532000000</meta:creation-date>
    <dc:date>2020-09-05T10:51:53.615000000</dc:date>
    <dc:creator>Carolin Schindler</dc:creator>
    <meta:editing-duration>PT1H19M18S</meta:editing-duration>
    <meta:editing-cycles>17</meta:editing-cycles>
    <meta:generator>LibreOffice/6.1.5.2$Windows_X86_64 LibreOffice_project/90f8dcf33c87b3705e78202e3df5142b201bd805</meta:generator>
    <meta:document-statistic meta:table-count="1" meta:cell-count="143" meta:object-count="0"/>
  </office:meta>
</office:document-meta>
</file>